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Helvetica" svg:font-family="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 Sans" svg:font-family="'Open Sans', sans-serif"/>
  </office:font-face-decls>
  <office:automatic-styles>
    <style:style style:name="P1" style:family="paragraph" style:parent-style-name="Heading_20_3">
      <style:text-properties fo:font-variant="normal" fo:text-transform="none" fo:color="#2d2828" loext:opacity="100%" style:font-name="Open Sans" fo:font-size="18pt" fo:letter-spacing="normal" fo:font-style="normal" fo:font-weight="bold" style:font-size-asian="18pt" style:font-weight-asian="bold" style:font-size-complex="18pt" style:font-weight-complex="bold"/>
    </style:style>
    <style:style style:name="P2" style:family="paragraph" style:parent-style-name="Text_20_body">
      <style:paragraph-properties fo:margin-left="0in" fo:margin-right="0in" style:line-height-at-least="0.1457in" fo:text-align="start" style:justify-single-word="false" fo:orphans="2" fo:widows="2" fo:text-indent="0in" style:auto-text-indent="false"/>
    </style:style>
    <style:style style:name="P3" style:family="paragraph" style:parent-style-name="Text_20_body">
      <style:text-properties fo:font-variant="normal" fo:text-transform="none" fo:color="#2d2828" loext:opacity="100%" style:font-name="Open Sans" fo:font-size="18pt" fo:letter-spacing="normal" fo:font-style="normal" fo:font-weight="bold" style:font-size-asian="18pt" style:font-weight-asian="bold" style:font-size-complex="18pt" style:font-weight-complex="bold"/>
    </style:style>
    <style:style style:name="P4" style:family="paragraph" style:parent-style-name="Text_20_body">
      <style:text-properties fo:font-variant="normal" fo:text-transform="none" fo:color="#2d2828" loext:opacity="100%" style:font-name="Open Sans" fo:font-size="11pt" fo:letter-spacing="normal" fo:font-style="normal" fo:font-weight="normal" officeooo:paragraph-rsid="001e07aa" style:font-size-asian="11pt" style:font-weight-asian="normal" style:font-size-complex="11pt" style:font-weight-complex="normal"/>
    </style:style>
    <style:style style:name="P5" style:family="paragraph" style:parent-style-name="Text_20_body">
      <style:text-properties fo:font-size="13pt" fo:font-weight="normal" style:font-size-asian="13pt" style:font-weight-asian="normal" style:font-size-complex="13pt" style:font-weight-complex="normal"/>
    </style:style>
    <style:style style:name="T1" style:family="text">
      <style:text-properties fo:font-variant="normal" fo:text-transform="none" style:font-name="Helvetica" fo:font-size="10.5pt" fo:letter-spacing="normal" fo:font-style="normal" fo:font-weight="normal" loext:padding="0in" loext:border="none"/>
    </style:style>
    <style:style style:name="T2" style:family="text">
      <style:text-properties fo:font-variant="normal" fo:text-transform="none" style:font-name="Helvetica" fo:font-size="10.5pt" fo:letter-spacing="normal" fo:font-style="normal" loext:padding="0in" loext:border="none"/>
    </style:style>
    <style:style style:name="T3" style:family="text">
      <style:text-properties fo:font-variant="normal" fo:text-transform="none" style:font-name="Helvetica" fo:letter-spacing="normal" fo:font-style="normal" loext:padding="0in" loext:border="none"/>
    </style:style>
    <style:style style:name="T4" style:family="text">
      <style:text-properties fo:font-variant="normal" fo:text-transform="none" style:font-name="Helvetica" fo:letter-spacing="normal" fo:font-style="normal" fo:font-weight="normal" loext:padding="0in" loext:border="none"/>
    </style:style>
    <style:style style:name="T5" style:family="text">
      <style:text-properties style:font-name="Helvetica" fo:font-size="10.5pt" loext:padding="0in" loext:border="none"/>
    </style:style>
    <style:style style:name="T6" style:family="text">
      <style:text-properties style:font-name="Helvetica" fo:font-size="10.5pt" fo:font-weight="bold" style:font-weight-asian="bold" style:font-weight-complex="bold" loext:padding="0in" loext:border="none"/>
    </style:style>
    <style:style style:name="T7" style:family="text">
      <style:text-properties style:font-name="Helvetica" loext:padding="0in" loext:border="none"/>
    </style:style>
    <style:style style:name="T8" style:family="text">
      <style:text-properties style:font-name="Helvetica" fo:font-size="12pt" style:font-size-asian="10.5pt" style:font-size-complex="12pt" loext:padding="0in" loext:border="none"/>
    </style:style>
    <style:style style:name="T9" style:family="text">
      <style:text-properties style:font-name="Helvetica" fo:font-weight="bold" style:font-weight-asian="bold" style:font-weight-complex="bold" loext:padding="0in" loext:border="none"/>
    </style:style>
    <style:style style:name="T10" style:family="text">
      <style:text-properties style:font-name="Helvetica" fo:font-size="13pt" style:font-size-asian="13pt" style:font-size-complex="13pt" loext:padding="0in" loext:border="none"/>
    </style:style>
    <style:style style:name="T11" style:family="text">
      <style:text-properties style:font-name="Helvetica" fo:font-size="13pt" fo:font-weight="bold" style:font-size-asian="13pt" style:font-weight-asian="bold" style:font-size-complex="13pt" style:font-weight-complex="bold"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_activity_title"/><text:span text:style-name="T7"><text:s text:c="7"/>Project Development - Delivery Of Sprint-3</text:span></text:h>
      <text:p text:style-name="P3"><text:span text:style-name="T7"/></text:p>
      <text:p text:style-name="P4"><text:span text:style-name="T9">METHODOLOGY:</text:span></text:p>
      <text:p text:style-name="P4"><text:span text:style-name="T7"><text:s/></text:span><text:span text:style-name="T10">Main objective of this study is to identify that whether the patient has liver disease or not. Some of the parameter are used for predicting the liver disease and compare the performance of the various decision tree techniques. Weka is a data mining tool which is written in java and developed at Waikato. WEKA is a very efficient data mining tool to classify the accuracy by applying different algorithmic approaches and compare on the basis of datasets [12].It is also a good tool for build new machine learning schemes. The result found from the liver disease dataset by using Weka tool are in section 4.10-fold cross validation performed on the dataset. The objective of this study is liver disease prediction using data mining tool. The main task in this study is: • Various decision tree techniques are used for the Prediction of the liver disease. • Comparing different decision tree techniques. • Finding best decision tree for the liver disease prediction. </text:span></text:p>
      <text:p text:style-name="P4"><text:span text:style-name="T11">DECISION TREE:</text:span></text:p>
      <text:p text:style-name="P4"><text:span text:style-name="T11"><text:s/></text:span><text:span text:style-name="T10">Data mining is a process where intelligent methods are used to find out data patterns. It is an important process of discovering pattern and knowledge from large volume of data. Now a day, the usefulness of the methods has been proven in medical field by trying different algorithms. One of the algorithm is data classification is the process of finding a model that can explain different data classes. Some classification algorithms are Decision tree, Support vector Machine, K-NN, Neural networks , Association rule, Bayesian networks, etc. However, for this work decision tree is used because it provides the more accurate results than other algorithms. The large datasets easily classified by the decision tree which is easy to understand by the human. The structure of the Decision tree is looks like a tree structure. Decision tree is made of a root, leaf International Journal of Data Mining &amp; Knowledge Management Process (IJDKP) Vol.8, No.2, March 2018 4 nodes and internal nodes. Seven decision tree techniques have been used in this study. They are J48, LMT, Random Forest, Random tree, REPTree, Decision Stump, and Hoeffding. Their performance was analyzed using Accuracy(ACC),Precision(PRE),Recall(REC),Mean Absolute Error(MAE),F-Measure(FME),Kappa Statistic and Run time. The descriptions of decision tree technique that are used in this study are given below: J48: J48 is advance version of C4.5. The technique of this algorithm is to use divide-and-conquer method. It uses pruning method to construct tree. It is a common method which is used in information gain or entropy measure. Thus it is like tree structure with root node, intermediate and </text:span><text:soft-page-break/><text:span text:style-name="T10">leaf nodes. Node holds the decision and helps to acquire the result. REP Tree: REP Tree is a fast decision tree learner. Builds a decision/regression tree using entropy as impurity measure and prunes it using reduced-error pruning. It only sorts values for numeric attributes once. Random Tree: Random Tree is a group learning algorithm that creates many individual learners. It is an algorithm for build a tree that treats K random features at each node. It involves a bagging idea to create a random set of data for building a decision tree. For building a standard tree each node is split using the best split among all variables. Decision Stump: Decision stumps are basically decision trees with a single label. A stump is opposed to a tree which has multiple layers. It basically stops after the first split. Decision stumps are usually used in large data. Hardly, they also help to make simple yes/no decision model for smaller dataset. LMT: LMT means logistic model tree. LMT is a classification model with an associated supervised training algorithm. It combines decision tree learning and logistic prediction. Logistic model trees use a decision tree that has linear regression models at its leaves to provide a section wise linear regression model. Random Forest: Random forests are a group learning method for regression, classification and other works that operate by building a multitude of decision trees at training period and outputting the class that is the mode of the classification or mean prediction of the individual trees. Random forests average multiple deep decision trees, which are trained on various parts of the same training set, with the aim of minimizing the variance. </text:span></text:p>
      <text:p text:style-name="P4"/>
      <text:p text:style-name="P5"><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Helvetica" svg:font-family="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2:53:02.646000000</meta:creation-date>
    <dc:date>2022-11-19T13:00:13.186000000</dc:date>
    <meta:editing-duration>PT7M11S</meta:editing-duration>
    <meta:editing-cycles>1</meta:editing-cycles>
    <meta:document-statistic meta:table-count="0" meta:image-count="0" meta:object-count="0" meta:page-count="3" meta:paragraph-count="5" meta:word-count="706" meta:character-count="4407" meta:non-whitespace-character-count="3695"/>
    <meta:generator>LibreOffice/7.2.4.1$Windows_X86_64 LibreOffice_project/27d75539669ac387bb498e35313b970b7fe9c4f9</meta:generator>
  </office:meta>
</office:document-meta>
</file>